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llectionConverterImpl.insertCollection( Session session , Node parentNode , CollectionDescriptor collectionDescriptor , ManageableObjects objec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CollectionConverterImpl.updateCollection( Session session , Node parentNode , CollectionDescriptor collectionDescriptor , ManageableObjects objec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CollectionConverterImpl.isNull( Session session , Node parentNode , CollectionDescriptor collectionDescriptor , Class collectionField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llectionConverterImpl.AbstractCollectionConverterImpl( Map atomicTypeConverters , ObjectConverter objectConver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llectionConverterImpl.getCollection( Session session , Node parentNode , CollectionDescriptor collectionDescriptor , Class collectionField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llectionConverterImpl.getCollectionJcrName( CollectionDescriptor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